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4.34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5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date" office:date-value="1961-11-21">
            <text:p>21.11.6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date" office:date-value="1961-11-21T12:17:18">
            <text:p>21.11.61 12:17</text:p>
          </table:table-cell>
          <table:table-cell table:number-columns-repeated="2" office:value-type="date" office:date-value="1961-11-21T12:17:18">
            <text:p>21.11.61 12:17</text:p>
          </table:table-cell>
        </table:table-row>
        <table:table-row table:style-name="ro1">
          <table:table-cell table:style-name="ce2" office:value-type="date" office:date-value="1961-11-21T12:17:18">
            <text:p>21.11.61 12:17</text:p>
          </table:table-cell>
          <table:table-cell table:number-columns-repeated="2" office:value-type="date" office:date-value="1961-11-21T12:17:18">
            <text:p>21.11.61 12:17</text:p>
          </table:table-cell>
        </table:table-row>
        <table:table-row table:style-name="ro1">
          <table:table-cell table:style-name="ce2" office:value-type="date" office:date-value="1961-11-21T12:17:18">
            <text:p>21.11.61 12:17</text:p>
          </table:table-cell>
          <table:table-cell table:number-columns-repeated="2" office:value-type="date" office:date-value="1961-11-21T12:17:18">
            <text:p>21.11.61 12:17</text:p>
          </table:table-cell>
        </table:table-row>
        <table:table-row table:style-name="ro1">
          <table:table-cell office:value-type="date" office:date-value="1961-11-21">
            <text:p>21.11.61</text:p>
          </table:table-cell>
          <table:table-cell table:number-columns-repeated="2" table:style-name="ce1" office:value-type="date" office:date-value="1961-11-21">
            <text:p>21.11.61</text:p>
          </table:table-cell>
        </table:table-row>
        <table:table-row table:style-name="ro1">
          <table:table-cell office:value-type="date" office:date-value="1961-11-21">
            <text:p>21.11.61</text:p>
          </table:table-cell>
          <table:table-cell table:number-columns-repeated="2" table:style-name="ce1" office:value-type="date" office:date-value="1961-11-21">
            <text:p>21.11.61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5">25.10.2008</text:date>, <text:time>13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homas Preymesser</meta:initial-creator>
    <meta:creation-date>2008-10-04T15:49:12</meta:creation-date>
    <dc:creator>Thomas Preymesser</dc:creator>
    <dc:date>2008-10-25T13:19:24</dc:date>
    <meta:editing-cycles>3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table-count="3" meta:cell-count="16"/>
  </office:meta>
</office:document-meta>
</file>